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e4d7" officeooo:paragraph-rsid="0002e4d7"/>
    </style:style>
    <style:style style:name="P2" style:family="paragraph" style:parent-style-name="Standard">
      <style:text-properties officeooo:rsid="0002e4d7" officeooo:paragraph-rsid="0004ea35"/>
    </style:style>
    <style:style style:name="P3" style:family="paragraph" style:parent-style-name="Standard">
      <style:text-properties officeooo:rsid="0004301d" officeooo:paragraph-rsid="0004301d"/>
    </style:style>
    <style:style style:name="P4" style:family="paragraph" style:parent-style-name="Standard" style:list-style-name="L1">
      <style:text-properties officeooo:rsid="0004d4a3" officeooo:paragraph-rsid="0004d4a3"/>
    </style:style>
    <style:style style:name="P5" style:family="paragraph" style:parent-style-name="Standard" style:list-style-name="L1">
      <style:text-properties officeooo:rsid="0004ea35" officeooo:paragraph-rsid="0004ea35"/>
    </style:style>
    <style:style style:name="P6" style:family="paragraph" style:parent-style-name="Standard" style:list-style-name="L2">
      <style:text-properties officeooo:rsid="0004ea35" officeooo:paragraph-rsid="0004ea35"/>
    </style:style>
    <style:style style:name="P7" style:family="paragraph" style:parent-style-name="Standard" style:list-style-name="L1">
      <style:text-properties officeooo:rsid="000608df" officeooo:paragraph-rsid="000608df"/>
    </style:style>
    <style:style style:name="P8" style:family="paragraph" style:parent-style-name="Standard" style:list-style-name="L2">
      <style:text-properties officeooo:rsid="000608df" officeooo:paragraph-rsid="000608df"/>
    </style:style>
    <style:style style:name="T1" style:family="text">
      <style:text-properties officeooo:rsid="0004d4a3"/>
    </style:style>
    <style:style style:name="T2" style:family="text">
      <style:text-properties officeooo:rsid="0004ea35"/>
    </style:style>
    <style:style style:name="T3" style:family="text">
      <style:text-properties officeooo:rsid="000608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aron Sigman</text:p>
      <text:p text:style-name="P1">CEE 6003 – Term Project Idea</text:p>
      <text:p text:style-name="P1"/>
      <text:p text:style-name="P1">Project Summary</text:p>
      <text:p text:style-name="P3">Land cover and land use change analysis in central Colorado. Utilizing NLCD and Landsat to classify and identify changes of land use. Identifying regions of heavy human development, forest removal, agricultural changes, <text:span text:style-name="T1">water body changes.</text:span></text:p>
      <text:p text:style-name="P1"/>
      <text:p text:style-name="P1">Area of Study</text:p>
      <text:p text:style-name="P3">This study will focus in the central area of Colorado. This area will range from approximately Denver to Colorado Springs and into the front range mountains. </text:p>
      <text:p text:style-name="P3"/>
      <text:p text:style-name="P1">Data to use</text:p>
      <text:p text:style-name="P3">1. The two collections of NLCD data, 2016 and 2019. These datasets are available at a 30 meter resolution.</text:p>
      <text:p text:style-name="P3">2. The landsat <text:span text:style-name="T1">8 data. This information is available back to 2013 and also at a 30 meter resolution for the bands we will most likely be using (2,3,4,5).</text:span></text:p>
      <text:p text:style-name="P1"/>
      <text:p text:style-name="P1">Procedure flowchart</text:p>
      <text:list xml:id="list981299296" text:style-name="L1">
        <text:list-item>
          <text:p text:style-name="P4">Load the NLCD data into python</text:p>
        </text:list-item>
        <text:list-item>
          <text:p text:style-name="P5">Clip to study area</text:p>
        </text:list-item>
        <text:list-item>
          <text:p text:style-name="P4">Compare and possibly reduce categories depending on complexity</text:p>
        </text:list-item>
        <text:list-item>
          <text:p text:style-name="P4">Determine average % of <text:span text:style-name="T2">each category for each year</text:span></text:p>
        </text:list-item>
        <text:list-item>
          <text:p text:style-name="P5">Determine regions of major change, forest to developed, water to not-water, <text:span text:style-name="T3">etc</text:span></text:p>
        </text:list-item>
        <text:list-item>
          <text:p text:style-name="P5"/>
        </text:list-item>
        <text:list-item>
          <text:p text:style-name="P5">Load Landsat data to do a classification of land use</text:p>
        </text:list-item>
        <text:list-item>
          <text:p text:style-name="P5">Clip to study area</text:p>
        </text:list-item>
        <text:list-item>
          <text:p text:style-name="P7">Use the different bands to classify the land use for multiple different years (incl. 2016 and 2019)</text:p>
          <text:list>
            <text:list-item>
              <text:p text:style-name="P7">Probably want to pick a time of year, or multiple times and do some sort of averaging</text:p>
            </text:list-item>
          </text:list>
        </text:list-item>
        <text:list-item>
          <text:p text:style-name="P7">Compare classification to NLCD for same years to see effectiveness of classification</text:p>
        </text:list-item>
        <text:list-item>
          <text:p text:style-name="P7">Determine average % of each category for each selected year</text:p>
        </text:list-item>
        <text:list-item>
          <text:p text:style-name="P7">Determine regions of major change</text:p>
        </text:list-item>
      </text:list>
      <text:p text:style-name="P1"/>
      <text:p text:style-name="P1">Challenges</text:p>
      <text:list xml:id="list3161143747" text:style-name="L2">
        <text:list-item>
          <text:p text:style-name="P6">With only a 3 year difference in <text:span text:style-name="T3">NLCD </text:span>data, the information might not be the most telling <text:span text:style-name="T3">so we’ll have to go into Landsat to get a few more years of data, but will have to classify the data.</text:span></text:p>
        </text:list-item>
        <text:list-item>
          <text:p text:style-name="P8">The resolution of data might affect the classification. Regions of mixed use might be difficult to classify.</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14:41:14.215000000</meta:creation-date>
    <dc:date>2023-02-03T15:31:31.956000000</dc:date>
    <meta:editing-duration>PT9M7S</meta:editing-duration>
    <meta:editing-cycles>1</meta:editing-cycles>
    <meta:document-statistic meta:table-count="0" meta:image-count="0" meta:object-count="0" meta:page-count="1" meta:paragraph-count="26" meta:word-count="312" meta:character-count="1747" meta:non-whitespace-character-count="1473"/>
    <meta:generator>LibreOffice/7.4.2.3$Windows_X86_64 LibreOffice_project/382eef1f22670f7f4118c8c2dd222ec7ad009daf</meta:generator>
  </office:meta>
</office:document-meta>
</file>